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EBF0000161F00001DF5860CF82D505AF03A.svg" manifest:media-type="image/svg+xml"/>
  <manifest:file-entry manifest:full-path="Pictures/1000000000000020000000204B249CA79A42C6D7.png" manifest:media-type="image/png"/>
  <manifest:file-entry manifest:full-path="Pictures/10000201000000EF000000F2ED4F5C8034DAB3A5.png" manifest:media-type="image/png"/>
  <manifest:file-entry manifest:full-path="Pictures/10000201000001B900000121A5EA28A6A3A6564A.png" manifest:media-type="image/png"/>
  <manifest:file-entry manifest:full-path="Pictures/10000201000000A300000165E62D3A98FE4606AB.png" manifest:media-type="image/png"/>
  <manifest:file-entry manifest:full-path="Pictures/100002010000016E000001285CFBBC76383D36B1.png" manifest:media-type="image/png"/>
  <manifest:file-entry manifest:full-path="Pictures/100005DA000008E3000008E3C8FE499CFB4244B1.svg" manifest:media-type="image/svg+xml"/>
  <manifest:file-entry manifest:full-path="Pictures/10000201000000560000005631B5B9C1B5F1ACDE.png" manifest:media-type="image/png"/>
  <manifest:file-entry manifest:full-path="Pictures/10000201000000D60000012273D23056F0B6BC6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pitch="variable"/>
    <style:font-face style:name="Linux Biolinum G1" svg:font-family="'Linux Biolinum G'" style:font-pitch="variable"/>
    <style:font-face style:name="Linux Biolinum G" svg:font-family="'Linux Biolinum G'" style:font-adornments="Negrito" style:font-pitch="variable"/>
    <style:font-face style:name="Lucida Sans1" svg:font-family="'Lucida Sans'" style:font-pitch="variable"/>
    <style:font-face style:name="Microsoft YaHei1" svg:font-family="'Microsoft YaHei'" style:font-pitch="variable"/>
    <style:font-face style:name="Tahoma" svg:font-family="Tahoma"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Light" svg:font-family="'Calibri Light'"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fill-color="#ffffd7" draw:textarea-horizontal-align="justify" draw:textarea-vertical-align="middle" draw:auto-grow-height="false" fo:min-height="1.35cm" fo:min-width="3.601cm"/>
      <style:paragraph-properties style:writing-mode="lr-tb"/>
    </style:style>
    <style:style style:name="gr2" style:family="graphic" style:parent-style-name="standard">
      <style:graphic-properties draw:marker-start="Arrow" draw:marker-start-width="0.3cm" draw:marker-end="" draw:marker-end-width="0.3cm" draw:textarea-vertical-align="middle"/>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textarea-horizontal-align="justify" draw:textarea-vertical-align="middle" draw:auto-grow-height="false" fo:min-height="1.65cm" fo:min-width="4.4cm"/>
      <style:paragraph-properties style:writing-mode="lr-tb"/>
    </style:style>
    <style:style style:name="gr5" style:family="graphic" style:parent-style-name="standard">
      <style:graphic-properties draw:fill-color="#f6f9d4" draw:textarea-horizontal-align="justify" draw:textarea-vertical-align="top" draw:auto-grow-height="false" fo:min-height="2.818cm" fo:min-width="4.668cm"/>
      <style:paragraph-properties style:writing-mode="lr-tb"/>
    </style:style>
    <style:style style:name="gr6" style:family="graphic" style:parent-style-name="standard">
      <style:graphic-properties svg:stroke-color="#158466" draw:fill-color="#afd095" draw:textarea-horizontal-align="justify" draw:textarea-vertical-align="middle" draw:auto-grow-height="false" fo:min-height="0.246cm" fo:min-width="0cm"/>
    </style:style>
    <style:style style:name="gr7" style:family="graphic" style:parent-style-name="standard">
      <style:graphic-properties svg:stroke-color="#ff8000" draw:fill-color="#ffffff" draw:textarea-horizontal-align="justify" draw:textarea-vertical-align="middle" draw:auto-grow-height="false" fo:min-height="2.352cm" fo:min-width="3.375cm"/>
      <style:paragraph-properties style:writing-mode="lr-tb"/>
    </style:style>
    <style:style style:name="gr8" style:family="graphic" style:parent-style-name="standard">
      <style:graphic-properties svg:stroke-color="#ff8000" draw:fill-color="#ffdbb6" draw:textarea-horizontal-align="justify" draw:textarea-vertical-align="middle" draw:auto-grow-height="false" fo:min-height="0.4cm" fo:min-width="1.904cm"/>
    </style:style>
    <style:style style:name="gr9" style:family="graphic" style:parent-style-name="standard">
      <style:graphic-properties draw:stroke="none" svg:stroke-color="#000000" draw:fill="none" draw:fill-color="#ffffff" draw:textarea-horizontal-align="left" draw:auto-grow-height="true" draw:auto-grow-width="true" fo:min-height="0.966cm" fo:min-width="12.416cm"/>
      <style:paragraph-properties style:writing-mode="lr-tb"/>
    </style:style>
    <style:style style:name="gr10" style:family="graphic" style:parent-style-name="standard">
      <style:graphic-properties draw:fill-color="#ffff00" draw:textarea-vertical-align="middle" draw:auto-grow-height="false" fo:min-height="0.348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8.837cm"/>
      <style:paragraph-properties style:writing-mode="lr-tb"/>
    </style:style>
    <style:style style:name="gr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aragraph-properties style:writing-mode="lr-tb"/>
    </style:style>
    <style:style style:name="gr1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aragraph-properties style:writing-mode="lr-tb"/>
    </style:style>
    <style:style style:name="gr14"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17"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18"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19"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0"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3"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24"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1cm" draw:shadow-offset-y="0.051cm" draw:shadow-color="#3465a4"/>
    </style:style>
    <style:style style:name="gr25"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28"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29"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0"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3"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4"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5" style:family="graphic" style:parent-style-name="standard" style:list-style-name="L1">
      <style:graphic-properties draw:stroke="dash" draw:stroke-dash="Dot" svg:stroke-width="0.03cm" svg:stroke-color="#000000" draw:marker-start="Arrowheads_20_17" draw:marker-start-width="0.25cm" draw:marker-start-center="false" draw:marker-end="Arrowheads_20_18" draw:marker-end-width="0.3cm" draw:marker-end-center="false" draw:fill="none" draw:fill-color="#ffffff" draw:textarea-horizontal-align="justify" draw:textarea-vertical-align="middle" fo:padding-top="0.125cm" fo:padding-bottom="0.125cm" fo:padding-left="0.25cm" fo:padding-right="0.25cm" draw:shadow="hidden" draw:shadow-offset-x="0.05cm" draw:shadow-offset-y="0.05cm" draw:shadow-color="#3465a4"/>
      <style:paragraph-properties style:writing-mode="lr-tb"/>
    </style:style>
    <style:style style:name="gr36"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563cm" fo:min-width="0.719cm" fo:padding-top="0.125cm" fo:padding-bottom="0.125cm" fo:padding-left="0.25cm" fo:padding-right="0.25cm" draw:shadow="hidden" draw:shadow-offset-x="0.051cm" draw:shadow-offset-y="0.051cm" draw:shadow-color="#3465a4"/>
    </style:style>
    <style:style style:name="gr37"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38" style:family="graphic" style:parent-style-name="standard">
      <style:graphic-properties svg:stroke-color="#006400" draw:fill-color="#98fb98" draw:textarea-horizontal-align="justify" draw:textarea-vertical-align="middle" draw:auto-grow-height="false" fo:min-height="6.35cm" fo:min-width="12.5cm"/>
    </style:style>
    <style:style style:name="gr39" style:family="graphic" style:parent-style-name="standard">
      <style:graphic-properties draw:textarea-horizontal-align="justify" draw:textarea-vertical-align="middle" draw:auto-grow-height="false" fo:min-height="12.95cm" fo:min-width="5.7cm"/>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1.15cm" fo:min-width="12.916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8.409cm"/>
      <style:paragraph-properties style:writing-mode="lr-tb"/>
    </style:style>
    <style:style style:name="gr42" style:family="graphic" style:parent-style-name="standard">
      <style:graphic-properties svg:stroke-color="#ff3333" draw:fill-color="#ffe4c4" draw:textarea-horizontal-align="justify" draw:textarea-vertical-align="top" draw:auto-grow-height="false" fo:min-height="4.862cm" fo:min-width="4.012cm"/>
      <style:paragraph-properties style:writing-mode="lr-tb"/>
    </style:style>
    <style:style style:name="gr43" style:family="graphic" style:parent-style-name="standard">
      <style:graphic-properties svg:stroke-color="#ff8000" draw:fill-color="#ffffd7" draw:textarea-horizontal-align="justify" draw:textarea-vertical-align="top" draw:auto-grow-height="false" fo:min-height="4.862cm" fo:min-width="4.012cm"/>
      <style:paragraph-properties style:writing-mode="lr-tb"/>
    </style:style>
    <style:style style:name="gr4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81d41a" draw:textarea-horizontal-align="center" draw:textarea-vertical-align="top" draw:auto-grow-height="false" draw:fit-to-size="false" style:shrink-to-fit="false" fo:min-height="1.012cm" fo:min-width="4.903cm" fo:padding-top="0.136cm" fo:padding-bottom="0.136cm" fo:padding-left="0.263cm" fo:padding-right="0.263cm" fo:wrap-option="wrap" draw:shadow="visible" draw:shadow-offset-x="0.071cm" draw:shadow-offset-y="0.071cm" draw:shadow-color="#808080"/>
    </style:style>
    <style:style style:name="gr50"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15cm" fo:min-width="0.1cm" fo:padding-top="0.125cm" fo:padding-bottom="0.125cm" fo:padding-left="0.25cm" fo:padding-right="0.25cm" draw:shadow="hidden" draw:shadow-offset-x="0.05cm" draw:shadow-offset-y="0.05cm" draw:shadow-color="#3465a4"/>
    </style:style>
    <style:style style:name="gr5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cm" draw:shadow-offset-y="0.05cm" draw:shadow-color="#3465a4"/>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5"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6"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7"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cm" draw:shadow-offset-y="0.05cm" draw:shadow-color="#3465a4"/>
    </style:style>
    <style:style style:name="gr58" style:family="graphic" style:parent-style-name="standard">
      <style:graphic-properties svg:stroke-color="#000000" draw:fill-color="#ffffff" draw:textarea-horizontal-align="justify" draw:textarea-vertical-align="middle" draw:auto-grow-height="false" fo:min-height="4.937cm" fo:min-width="3.5cm"/>
    </style:style>
    <style:style style:name="gr59" style:family="graphic" style:parent-style-name="standard" style:list-style-name="L1">
      <style:graphic-properties draw:stroke="none" svg:stroke-color="#000000" draw:fill="none" draw:fill-color="#ffffff" draw:textarea-horizontal-align="left" draw:auto-grow-height="true" draw:auto-grow-width="true" fo:min-height="0.966cm" fo:min-width="11.416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966cm" fo:min-width="10.276cm"/>
      <style:paragraph-properties style:writing-mode="lr-tb"/>
    </style:style>
    <style:style style:name="gr61"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2"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3" style:family="graphic" style:parent-style-name="standard" style:list-style-name="L2">
      <style:graphic-properties draw:stroke="dash" draw:stroke-dash="UML_20_Dash" svg:stroke-width="0cm" svg:stroke-color="#000000" draw:marker-start="StrokedTriangle"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64"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5" style:family="graphic" style:parent-style-name="standard" style:list-style-name="L2">
      <style:graphic-properties draw:stroke="dash" draw:stroke-dash="UML_20_Dash" svg:stroke-width="0cm" svg:stroke-color="#000000" draw:marker-start="StrokedTriangle"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66" style:family="graphic" style:parent-style-name="standard" style:list-style-name="L2">
      <style:graphic-properties draw:stroke="solid" svg:stroke-width="0cm" svg:stroke-color="#000000" draw:marker-start="StrokedHalfCircle"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67"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8"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9"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352cm" fo:min-width="1.594cm"/>
      <style:paragraph-properties style:writing-mode="lr-tb"/>
    </style:style>
    <style:style style:name="gr71" style:family="graphic" style:parent-style-name="standard" style:list-style-name="L2">
      <style:graphic-properties draw:stroke="dash" draw:stroke-dash="UML_20_Dash" svg:stroke-width="0cm" svg:stroke-color="#000000" draw:marker-start="Arrow"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72"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1cm" draw:shadow-offset-y="0.051cm" draw:shadow-color="#3465a4"/>
      <style:paragraph-properties style:writing-mode="lr-tb"/>
    </style:style>
    <style:style style:name="gr73"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1cm" draw:shadow-offset-y="0.051cm" draw:shadow-color="#3465a4"/>
    </style:style>
    <style:style style:name="gr74" style:family="graphic" style:parent-style-name="standard" style:list-style-name="L2">
      <style:graphic-properties draw:stroke="dash" draw:stroke-dash="UML_20_Dash" svg:stroke-width="0cm" svg:stroke-color="#000000" draw:marker-start="Arrow"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75" style:family="graphic" style:parent-style-name="objectwithoutfill">
      <style:graphic-properties draw:marker-end="Arrowheads_20_1" draw:marker-end-width="0.3cm" draw:fill="solid" draw:textarea-vertical-align="middle"/>
    </style:style>
    <style:style style:name="gr76" style:family="graphic" style:parent-style-name="standard">
      <style:graphic-properties svg:stroke-color="#000000" draw:fill-color="#ffffff" draw:textarea-horizontal-align="justify" draw:textarea-vertical-align="middle" draw:auto-grow-height="false" fo:min-height="4.936cm" fo:min-width="3.5cm"/>
    </style:style>
    <style:style style:name="gr77"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44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78" style:family="graphic" style:parent-style-name="standard" style:list-style-name="L3">
      <style:graphic-properties draw:stroke="solid" svg:stroke-color="#000000" draw:fill="solid" draw:fill-color="#ffffff" fo:min-height="4.273cm"/>
      <style:paragraph-properties style:writing-mode="lr-tb"/>
    </style:style>
    <style:style style:name="gr79" style:family="graphic" style:parent-style-name="standard">
      <style:graphic-properties svg:stroke-color="#333300" draw:fill-color="#cccc99" draw:opacity="100%" draw:textarea-horizontal-align="justify" draw:textarea-vertical-align="middle" draw:auto-grow-height="false" fo:min-height="2.24cm" fo:min-width="0.701cm"/>
      <style:paragraph-properties style:writing-mode="lr-tb"/>
    </style:style>
    <style:style style:name="gr80" style:family="graphic" style:parent-style-name="standard" style:list-style-name="L1">
      <style:graphic-properties draw:stroke="dash" draw:stroke-dash="Dot" svg:stroke-width="0.03cm" svg:stroke-color="#000000" draw:marker-start="Arrowheads_20_17" draw:marker-start-width="0.25cm" draw:marker-start-center="false" draw:marker-end="Arrowheads_20_18" draw:marker-end-width="0.3cm" draw:marker-end-center="false" draw:fill="none" draw:fill-color="#ffffff" draw:textarea-horizontal-align="justify" draw:textarea-vertical-align="middle" fo:padding-top="0.125cm" fo:padding-bottom="0.125cm" fo:padding-left="0.25cm" fo:padding-right="0.25cm" draw:shadow="hidden" draw:shadow-offset-x="0.05cm" draw:shadow-offset-y="0.05cm" draw:shadow-color="#3465a4"/>
      <style:paragraph-properties style:writing-mode="lr-tb"/>
    </style:style>
    <style:style style:name="gr8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563cm" fo:min-width="0.719cm" fo:padding-top="0.125cm" fo:padding-bottom="0.125cm" fo:padding-left="0.25cm" fo:padding-right="0.25cm" draw:shadow="hidden" draw:shadow-offset-x="0.051cm" draw:shadow-offset-y="0.051cm" draw:shadow-color="#3465a4"/>
    </style:style>
    <style:style style:name="gr8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83"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84" style:family="graphic" style:parent-style-name="standard" style:list-style-name="L1">
      <style:graphic-properties draw:stroke="dash" draw:stroke-dash="Dot" svg:stroke-width="0.03cm" svg:stroke-color="#000000" draw:marker-start="Arrowheads_20_17" draw:marker-start-width="0.25cm" draw:marker-start-center="false" draw:marker-end="Arrowheads_20_18" draw:marker-end-width="0.3cm" draw:marker-end-center="false" draw:fill="none" draw:fill-color="#ffffff" draw:textarea-horizontal-align="justify" draw:textarea-vertical-align="middle" fo:padding-top="0.125cm" fo:padding-bottom="0.125cm" fo:padding-left="0.25cm" fo:padding-right="0.25cm" draw:shadow="hidden" draw:shadow-offset-x="0.05cm" draw:shadow-offset-y="0.05cm" draw:shadow-color="#3465a4"/>
      <style:paragraph-properties style:writing-mode="lr-tb"/>
    </style:style>
    <style:style style:name="gr85"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563cm" fo:min-width="0.719cm" fo:padding-top="0.125cm" fo:padding-bottom="0.125cm" fo:padding-left="0.25cm" fo:padding-right="0.25cm" draw:shadow="hidden" draw:shadow-offset-x="0.051cm" draw:shadow-offset-y="0.051cm" draw:shadow-color="#3465a4"/>
    </style:style>
    <style:style style:name="gr86"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87" style:family="graphic" style:parent-style-name="standard">
      <style:graphic-properties svg:stroke-color="#ff0000" draw:fill-color="#ffffff" draw:textarea-horizontal-align="justify" draw:textarea-vertical-align="top" draw:auto-grow-height="false" fo:min-height="2.799cm" fo:min-width="2.832cm" fo:wrap-option="no-wrap"/>
      <style:paragraph-properties style:writing-mode="lr-tb"/>
    </style:style>
    <style:style style:name="gr88" style:family="graphic" style:parent-style-name="standard" style:list-style-name="L1">
      <style:graphic-properties draw:stroke="none" svg:stroke-color="#000000" draw:fill="none" draw:fill-color="#ffffff" draw:textarea-horizontal-align="left" draw:auto-grow-height="true" draw:auto-grow-width="true" fo:min-height="0.966cm" fo:min-width="11.416cm"/>
      <style:paragraph-properties style:writing-mode="lr-tb"/>
    </style:style>
    <style:style style:name="gr8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aragraph-properties style:writing-mode="lr-tb"/>
    </style:style>
    <style:style style:name="gr90" style:family="graphic" style:parent-style-name="standard">
      <style:graphic-properties svg:stroke-color="#333300" draw:fill-color="#cccc99" draw:opacity="100%" draw:textarea-horizontal-align="justify" draw:textarea-vertical-align="middle" draw:auto-grow-height="false" fo:min-height="1.726cm" fo:min-width="0.701cm"/>
      <style:paragraph-properties style:writing-mode="lr-tb"/>
    </style:style>
    <style:style style:name="gr91"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99" style:family="graphic" style:parent-style-name="standard" style:list-style-name="L1">
      <style:graphic-properties draw:stroke="none" svg:stroke-width="0.04cm" svg:stroke-color="#2a6099" draw:marker-start="" draw:marker-start-width="0.26cm" draw:marker-start-center="false" draw:marker-end="" draw:marker-end-width="0.26cm" draw:marker-end-center="false" draw:fill="gradient" draw:fill-color="#b4c7dc" draw:fill-gradient-name="Teal_20_to_20_Blue" draw:textarea-horizontal-align="justify" draw:textarea-vertical-align="middle" fo:padding-top="0.145cm" fo:padding-bottom="0.145cm" fo:padding-left="0.27cm" fo:padding-right="0.27cm" draw:shadow="hidden" draw:shadow-offset-x="0.2cm" draw:shadow-offset-y="0.2cm" draw:shadow-color="#808080"/>
    </style:style>
    <style:style style:name="gr10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P1" style:family="paragraph">
      <style:paragraph-properties fo:text-align="center" style:writing-mode="lr-tb"/>
      <style:text-properties fo:font-size="18pt" fo:language="en" fo:country="US" style:font-size-asian="18pt" style:font-size-complex="18pt"/>
    </style:style>
    <style:style style:name="P2" style:family="paragraph">
      <loext:graphic-properties draw:fill-color="#ffffd7"/>
      <style:paragraph-properties fo:text-align="center" style:writing-mode="lr-tb"/>
      <style:text-properties fo:font-size="18pt" fo:language="en" fo:country="US" style:font-size-asian="18pt" style:font-size-complex="18pt"/>
    </style:style>
    <style:style style:name="P3" style:family="paragraph">
      <style:paragraph-properties fo:text-align="center"/>
    </style:style>
    <style:style style:name="P4" style:family="paragraph">
      <style:paragraph-properties fo:text-align="center" style:writing-mode="lr-tb"/>
      <style:text-properties fo:font-size="12pt" fo:language="en" fo:country="US"/>
    </style:style>
    <style:style style:name="P5" style:family="paragraph">
      <loext:graphic-properties draw:fill="solid"/>
      <style:paragraph-properties fo:text-align="center"/>
      <style:text-properties fo:language="en" fo:country="US"/>
    </style:style>
    <style:style style:name="P6" style:family="paragraph">
      <style:paragraph-properties fo:text-align="center" style:writing-mode="lr-tb"/>
      <style:text-properties fo:language="en" fo:country="US"/>
    </style:style>
    <style:style style:name="P7" style:family="paragraph">
      <loext:graphic-properties draw:fill-color="#f6f9d4"/>
      <style:paragraph-properties fo:text-align="center" style:writing-mode="lr-tb"/>
      <style:text-properties fo:language="en" fo:country="US"/>
    </style:style>
    <style:style style:name="P8" style:family="paragraph">
      <loext:graphic-properties draw:fill-color="#afd095"/>
      <style:paragraph-properties fo:text-align="center"/>
      <style:text-properties fo:language="en" fo:country="US"/>
    </style:style>
    <style:style style:name="P9" style:family="paragraph">
      <loext:graphic-properties draw:fill-color="#ffffff"/>
      <style:paragraph-properties fo:text-align="center" style:writing-mode="lr-tb"/>
      <style:text-properties fo:language="en" fo:country="US"/>
    </style:style>
    <style:style style:name="P10" style:family="paragraph">
      <loext:graphic-properties draw:fill-color="#ffdbb6"/>
      <style:paragraph-properties fo:text-align="center"/>
      <style:text-properties fo:language="en" fo:country="US"/>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c9211e" loext:opacity="100%" style:font-name="Linux Biolinum G" fo:font-size="24pt" fo:language="en" fo:country="US" fo:font-weight="bold" style:font-size-asian="18pt" style:font-size-complex="18pt"/>
    </style:style>
    <style:style style:name="P13" style:family="paragraph">
      <loext:graphic-properties draw:fill-color="#ffff00"/>
      <style:paragraph-properties fo:text-align="center"/>
      <style:text-properties fo:language="en" fo:country="US"/>
    </style:style>
    <style:style style:name="P14" style:family="paragraph">
      <loext:graphic-properties draw:fill="none" draw:fill-color="#ffffff"/>
      <style:paragraph-properties style:writing-mode="lr-tb"/>
      <style:text-properties fo:color="#8d281e" loext:opacity="100%" style:font-name="Linux Biolinum G" fo:font-size="24pt" fo:language="en" fo:country="US" fo:font-weight="bold" style:font-size-asian="18pt" style:font-size-complex="18pt"/>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writing-mode="lr-tb"/>
    </style:style>
    <style:style style:name="P2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2" style:family="paragraph">
      <loext:graphic-properties draw:fill-color="#98fb98"/>
      <style:paragraph-properties fo:text-align="center"/>
    </style:style>
    <style:style style:name="P23" style:family="paragraph">
      <style:paragraph-properties fo:text-align="center"/>
      <style:text-properties fo:language="en" fo:country="US"/>
    </style:style>
    <style:style style:name="P24" style:family="paragraph">
      <loext:graphic-properties draw:fill-color="#ffe4c4"/>
      <style:paragraph-properties fo:text-align="center" style:writing-mode="lr-tb"/>
      <style:text-properties fo:language="en" fo:country="US"/>
    </style:style>
    <style:style style:name="P25" style:family="paragraph">
      <loext:graphic-properties draw:fill-color="#ffffd7"/>
      <style:paragraph-properties fo:text-align="center" style:writing-mode="lr-tb"/>
      <style:text-properties fo:language="en" fo:country="US"/>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81d41a"/>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 style:family="paragraph">
      <loext:graphic-properties draw:fill-color="#ffffff"/>
      <style:paragraph-properties fo:text-align="center"/>
      <style:text-properties fo:language="en" fo:country="US"/>
    </style:style>
    <style:style style:name="P3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P33" style:family="paragraph">
      <loext:graphic-properties draw:fill="solid" draw:fill-color="#ffff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P3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text-align="center" style:writing-mode="lr-tb"/>
      <style:text-properties style:font-name="Calibri Light" fo:font-size="10pt" fo:language="en" fo:country="US" style:font-size-asian="10pt" style:font-size-complex="10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P38" style:family="paragraph">
      <style:text-properties fo:hyphenate="false" loext:hyphenation-no-caps="false"/>
    </style:style>
    <style:style style:name="P39" style:family="paragraph">
      <loext:graphic-properties draw:fill="solid" draw:fill-color="#ffffff"/>
      <style:paragraph-properties style:writing-mode="lr-tb"/>
      <style:text-properties fo:font-size="9pt" fo:language="en" fo:country="US" style:font-size-asian="9pt" style:font-size-complex="9pt" fo:hyphenate="false" loext:hyphenation-no-caps="false"/>
    </style:style>
    <style:style style:name="P40" style:family="paragraph">
      <style:paragraph-properties fo:text-align="center" style:writing-mode="lr-tb"/>
      <style:text-properties fo:font-size="14pt" fo:language="en" fo:country="US"/>
    </style:style>
    <style:style style:name="P41" style:family="paragraph">
      <loext:graphic-properties draw:fill-color="#cccc99" draw:opacity="100%"/>
      <style:paragraph-properties fo:text-align="center" style:writing-mode="lr-tb"/>
      <style:text-properties fo:font-size="14pt" fo:language="en" fo:country="US"/>
    </style:style>
    <style:style style:name="P42" style:family="paragraph">
      <loext:graphic-properties draw:fill-color="#ffffff"/>
      <style:paragraph-properties fo:text-align="center"/>
    </style:style>
    <style:style style:name="P4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gradient" draw:fill-color="#b4c7dc" draw:fill-gradient-name="Teal_20_to_20_Blu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style:text-properties fo:font-size="14pt" style:font-size-asian="14pt" style:font-size-complex="14pt"/>
    </style:style>
    <style:style style:name="P47" style:family="paragraph">
      <loext:graphic-properties draw:fill="none" draw:fill-color="#ffffff"/>
      <style:text-properties fo:font-size="14pt" style:font-size-asian="14pt" style:font-size-complex="14pt"/>
    </style:style>
    <style:style style:name="T1" style:family="text">
      <style:text-properties fo:font-size="18pt" fo:language="en" fo:country="US" style:font-size-asian="18pt" style:font-size-complex="18pt"/>
    </style:style>
    <style:style style:name="T2" style:family="text">
      <style:text-properties fo:font-size="12pt" fo:language="en" fo:country="US"/>
    </style:style>
    <style:style style:name="T3" style:family="text">
      <style:text-properties fo:language="en" fo:country="US"/>
    </style:style>
    <style:style style:name="T4" style:family="text">
      <style:text-properties fo:color="#c9211e" loext:opacity="100%" style:font-name="Linux Biolinum G" fo:font-size="24pt" fo:language="en" fo:country="US" fo:font-weight="bold" style:font-size-asian="18pt" style:font-size-complex="18pt"/>
    </style:style>
    <style:style style:name="T5" style:family="text">
      <style:text-properties fo:color="#8d281e" loext:opacity="100%" style:font-name="Linux Biolinum G" fo:font-size="24pt" fo:language="en" fo:country="US" fo:font-weight="bold" style:font-size-asian="18pt" style:font-size-complex="18pt"/>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8" style:family="text">
      <style:text-properties fo:language="en" fo:country="US" fo:font-weight="bold" style:font-weight-asian="bold" style:font-weight-complex="bold"/>
    </style:style>
    <style:style style:name="T9" style:family="text">
      <style:text-properties fo:font-variant="normal" fo:text-transform="none" style:use-window-font-color="true" loext:opacity="0%"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style:font-name="Calibri Light" fo:font-size="10pt" fo:language="en" fo:country="US" style:font-size-asian="10pt" style:font-size-complex="10pt"/>
    </style:style>
    <style:style style:name="T11" style:family="text">
      <style:text-properties fo:font-size="9pt" fo:language="en" fo:country="US" style:font-size-asian="9pt" style:font-size-complex="9pt"/>
    </style:style>
    <style:style style:name="T12" style:family="text">
      <style:text-properties fo:font-size="14pt" fo:language="en" fo:country="US"/>
    </style:style>
    <style:style style:name="T1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draw:layer="layout" svg:width="4.1cm" svg:height="1.6cm" svg:x="1.335cm" svg:y="7.135cm">
          <text:p text:style-name="P1"><text:span text:style-name="T1">The Muse</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custom-shape draw:style-name="gr1" draw:text-style-name="P2" draw:layer="layout" svg:width="4.1cm" svg:height="1.6cm" svg:x="1.335cm" svg:y="9.735cm">
          <text:p text:style-name="P1"><text:span text:style-name="T1">Jooble</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custom-shape draw:style-name="gr1" draw:text-style-name="P2" draw:layer="layout" svg:width="4.1cm" svg:height="1.6cm" svg:x="1.335cm" svg:y="12.435cm">
          <text:p text:style-name="P1"><text:span text:style-name="T1">Google </text:span></text:p>
          <text:p text:style-name="P1"><text:span text:style-name="T1">Cloud Jobs</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line draw:style-name="gr2" draw:text-style-name="P4" draw:layer="layout" svg:x1="5.435cm" svg:y1="7.935cm" svg:x2="8.535cm" svg:y2="10.635cm">
          <text:p text:style-name="P3"><text:span text:style-name="T2">REST</text:span></text:p>
        </draw:line>
        <draw:line draw:style-name="gr2" draw:text-style-name="P4" draw:layer="layout" svg:x1="5.435cm" svg:y1="10.635cm" svg:x2="8.435cm" svg:y2="10.635cm">
          <text:p text:style-name="P3"><text:span text:style-name="T2">REST</text:span></text:p>
        </draw:line>
        <draw:line draw:style-name="gr2" draw:text-style-name="P4" draw:layer="layout" svg:x1="5.435cm" svg:y1="13.235cm" svg:x2="8.535cm" svg:y2="10.635cm">
          <text:p text:style-name="P3"><text:span text:style-name="T2">REST/gRPC</text:span></text:p>
        </draw:line>
        <draw:line draw:style-name="gr3" draw:text-style-name="P5" draw:layer="layout" svg:x1="5.135cm" svg:y1="16.935cm" svg:x2="5.235cm" svg:y2="16.935cm">
          <text:p/>
        </draw:line>
        <draw:custom-shape draw:style-name="gr4" draw:text-style-name="P1" xml:id="id1" draw:id="id1" draw:layer="layout" svg:width="4.9cm" svg:height="1.9cm" svg:x="8.535cm" svg:y="9.735cm">
          <text:p text:style-name="P1"><text:span text:style-name="T1">Grabber Job</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5.5cm" svg:height="3.4cm" svg:x="22.535cm" svg:y="8.235cm">
          <text:p text:style-name="P6"><text:span text:style-name="T3">Domain </text:span></text:p>
          <text:p text:style-name="P6"><text:span text:style-name="T3">Micro-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0.7cm" svg:height="0.7cm" svg:x="22.83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3.88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4.93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5.98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7.03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4.5cm" svg:height="3.9cm" svg:x="23.035cm" svg:y="1.535cm">
          <text:p text:style-name="P6"><text:span text:style-name="T3">Web UI</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8" draw:text-style-name="P10" draw:layer="layout" svg:width="3cm" svg:height="1.3cm" draw:transform="rotate (1.5707963267949) translate (24.335cm 8.2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2" draw:layer="layout" svg:width="12.916cm" svg:height="1.216cm" svg:x="0.819cm" svg:y="0.835cm">
          <draw:text-box>
            <text:p text:style-name="P11"><text:span text:style-name="T4">Jobs Data Dashboard Project</text:span></text:p>
          </draw:text-box>
        </draw:frame>
        <draw:custom-shape draw:style-name="gr10" draw:text-style-name="P13" draw:layer="layout" svg:width="0.5cm" svg:height="1.9cm" svg:x="10.335cm" svg:y="7.835cm">
          <text:p/>
          <draw:enhanced-geometry svg:viewBox="0 0 640 861" draw:text-areas="257 295 414 566" draw:type="non-primitive" draw:enhanced-path="M 640 233 L 221 293 506 12 367 0 29 406 431 347 145 645 99 520 0 861 326 765 209 711 640 233 640 233 Z N"/>
        </draw:custom-shape>
        <draw:frame draw:style-name="gr11" draw:text-style-name="P14" draw:layer="layout" svg:width="9.337cm" svg:height="1.216cm" svg:x="0.82cm" svg:y="2.035cm">
          <draw:text-box>
            <text:p><text:span text:style-name="T5">Components Overview</text:span></text:p>
          </draw:text-box>
        </draw:frame>
        <draw:custom-shape draw:style-name="gr1" draw:text-style-name="P2" draw:layer="layout" svg:width="4.1cm" svg:height="1.6cm" svg:x="1.336cm" svg:y="15.235cm">
          <text:p text:style-name="P1"><text:span text:style-name="T1">GraphQL</text:span></text:p>
          <text:p text:style-name="P1"><text:span text:style-name="T1">.jobs</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line draw:style-name="gr2" draw:text-style-name="P4" draw:layer="layout" svg:x1="5.435cm" svg:y1="16.035cm" svg:x2="8.436cm" svg:y2="10.647cm">
          <text:p text:style-name="P3"><text:span text:style-name="T2">GraphQL</text:span></text:p>
        </draw:line>
        <draw:frame draw:name="Database" draw:style-name="gr12" draw:text-style-name="P16" draw:layer="layout" svg:width="3.879cm" svg:height="3.4cm" svg:x="12.556cm" svg:y="13.835cm">
          <draw:image xlink:href="Pictures/10000201000000EF000000F2ED4F5C8034DAB3A5.png" xlink:type="simple" xlink:show="embed" xlink:actuate="onLoad" draw:mime-type="image/png">
            <text:p text:style-name="P15"><text:span text:style-name="T6">INBOX</text:span></text:p>
            <text:p text:style-name="P15"><text:span text:style-name="T6">(NoSQL)</text:span></text:p>
          </draw:image>
        </draw:frame>
        <draw:frame draw:name="Database_0" draw:style-name="gr13" draw:text-style-name="P16" draw:layer="layout" svg:width="5.058cm" svg:height="3.675cm" svg:x="19.435cm" svg:y="13.935cm">
          <draw:image xlink:href="Pictures/10000201000000EF000000F2ED4F5C8034DAB3A5.png" xlink:type="simple" xlink:show="embed" xlink:actuate="onLoad" draw:mime-type="image/png">
            <text:p text:style-name="P15"><text:span text:style-name="T6">Analytical DB</text:span></text:p>
          </draw:image>
        </draw:frame>
        <draw:path draw:name="pen-arrow-right" draw:style-name="gr14" draw:text-style-name="P17" draw:layer="layout" svg:width="2.699cm" svg:height="3.999cm" draw:transform="rotate (-3.14159265358979) translate (12.5349607228143cm 15.735cm)" svg:viewBox="0 0 2700 4000" svg:d="M2671 3612c74-905 161-2864-1851-2684-15 8-61 163-129 286 1283-36 1977 482 1854 2786 0 0 124-356 126-388zM806 1611c2-3-556-356-660-616 99-135 597-702 608-717 7-9 117-295 105-277-55 80-709 823-725 852-8 15-108 303-134 355 9 137 689 691 691 691 1 0 110-279 115-288z">
          <text:p/>
        </draw:path>
        <draw:path draw:name="pen-curved-arrow" draw:style-name="gr15" draw:text-style-name="P17" draw:layer="layout" svg:width="6.899cm" svg:height="2.352cm" svg:x="14.935cm" svg:y="11.535cm" svg:viewBox="0 0 6900 2353" svg:d="M4790 1533c-14-13-239-229-244-233-2-3 1121 566 1395 690 82-735-244-1132-234-1126 29 21 320 165 513 933 12-23 391-782 394-785 9 9 286 275 286 278 0 4-557 1062-560 1063-178-110-1523-791-1550-820zM0 1970c2-15 51-713 136-917 177-577 871-1119 2596-1046 2474 133 2995 871 2978 858-166-123-829-381-2125-576-2961-355-3171 632-3299 1295-16 108 7 660 6 660-1 1-244-229-292-274z">
          <text:p/>
        </draw:path>
        <draw:custom-shape draw:style-name="gr4" draw:text-style-name="P1" xml:id="id2" draw:id="id2" draw:layer="layout" svg:width="4.9cm" svg:height="1.9cm" svg:x="16.035cm" svg:y="9.735cm">
          <text:p text:style-name="P1"><text:span text:style-name="T1">Jobs Analyzer</text:span></text:p>
          <draw:enhanced-geometry svg:viewBox="0 0 21600 21600" draw:glue-points="10800 0 0 10800 10800 21600 21600 10800" draw:type="flowchart-process" draw:enhanced-path="M 0 0 L 21600 0 21600 21600 0 21600 0 0 Z N"/>
        </draw:custom-shape>
        <draw:g draw:name="start-event-timer">
          <draw:path draw:style-name="gr16" draw:text-style-name="P18" draw:layer="layout" svg:width="1cm" svg:height="1cm" svg:x="10.235cm" svg:y="6.835cm" svg:viewBox="0 0 1001 1001" svg:d="M1001 501c0-276-225-501-502-501-276 0-499 225-499 501s223 500 499 500c277 0 502-224 502-500z">
            <text:p/>
          </draw:path>
          <draw:g>
            <draw:path draw:style-name="gr17" draw:text-style-name="P18" draw:layer="layout" svg:width="0.72cm" svg:height="0.72cm" svg:x="10.375cm" svg:y="6.975cm" svg:viewBox="0 0 721 721" svg:d="M721 360c0-199-162-360-361-360-198 0-360 161-360 360 0 200 162 361 360 361 199 0 361-161 361-361z">
              <text:p/>
            </draw:path>
            <draw:line draw:style-name="gr18" draw:text-style-name="P18" draw:layer="layout" svg:x1="11.035cm" svg:y1="7.324cm" svg:x2="11.085cm" svg:y2="7.324cm">
              <text:p/>
            </draw:line>
            <draw:polyline draw:style-name="gr19" draw:text-style-name="P18" draw:layer="layout" svg:width="0.204cm" svg:height="0.398cm" svg:x="10.73cm" svg:y="7.025cm" svg:viewBox="0 0 205 399" draw:points="105,0 0,310 205,399">
              <text:p/>
            </draw:polyline>
            <draw:line draw:style-name="gr20" draw:text-style-name="P18" draw:layer="layout" svg:x1="10.385cm" svg:y1="7.324cm" svg:x2="10.435cm" svg:y2="7.324cm">
              <text:p/>
            </draw:line>
            <draw:line draw:style-name="gr21" draw:text-style-name="P18" draw:layer="layout" svg:x1="10.735cm" svg:y1="7.696cm" svg:x2="10.735cm" svg:y2="7.646cm">
              <text:p/>
            </draw:line>
            <draw:line draw:style-name="gr22" draw:text-style-name="P18" draw:layer="layout" svg:x1="10.735cm" svg:y1="7.025cm" svg:x2="10.735cm" svg:y2="6.975cm">
              <text:p/>
            </draw:line>
          </draw:g>
        </draw:g>
        <draw:g draw:name="data-object">
          <draw:polygon draw:style-name="gr23" draw:text-style-name="P19" draw:layer="layout" svg:width="1.249cm" svg:height="1.5cm" svg:x="9.735cm" svg:y="13.635cm" svg:viewBox="0 0 1250 1501" draw:points="0,0 0,1501 1250,1501 1250,501 750,501 749,0">
            <text:p/>
          </draw:polygon>
          <draw:polygon draw:style-name="gr24" draw:text-style-name="P18" draw:layer="layout" svg:width="0.499cm" svg:height="0.5cm" svg:x="10.485cm" svg:y="13.635cm" svg:viewBox="0 0 500 501" draw:points="500,501 0,0 0,501">
            <text:p/>
          </draw:polygon>
        </draw:g>
        <draw:g draw:name="pen-arrow-left">
          <draw:path draw:style-name="gr25" draw:text-style-name="P17" draw:layer="layout" svg:width="1.864cm" svg:height="0.33cm" draw:transform="skewX (-0.106290551446455) rotate (-1.9092156687566) translate (24.6481089761741cm 12.1963811729808cm)" svg:viewBox="0 0 1865 331" svg:d="M1865 91c0-1 0-1-1 0-366 11-1268 57-1835-91-7 60-20 153-29 222 566-2 1282-34 1821 109 12-48 38-203 44-239 0-1 0-1 0-1z">
            <text:p/>
          </draw:path>
          <draw:path draw:style-name="gr26" draw:text-style-name="P17" draw:layer="layout" svg:width="0.984cm" svg:height="1.515cm" draw:transform="skewX (-0.112050137978036) rotate (-1.91148459678419) translate (25.5138485624466cm 11.8352987404408cm)" svg:viewBox="0 0 985 1516" svg:d="M263 831c220-170 498-406 669-588 23-78 37-175 53-243-317 472-776 620-930 685-15 61-36 140-55 193 336 117 622 402 915 638 21-74 42-155 62-232-240-169-489-297-714-453z">
            <text:p/>
          </draw:path>
        </draw:g>
        <draw:g draw:name="type-service">
          <draw:polygon draw:style-name="gr27" draw:text-style-name="P18" draw:layer="layout" svg:width="0.493cm" svg:height="0.416cm" svg:x="12.705cm" svg:y="11.005cm" svg:viewBox="0 0 494 417" draw:points="337,88 394,38 450,83 391,132 412,175 494,175 494,239 412,239 391,283 450,332 394,377 337,328 284,345 284,417 208,417 208,345 157,328 98,377 45,332 103,283 82,240 0,240 0,175 82,175 103,132 45,83 98,38 157,88 208,69 208,0 284,0 284,69">
            <text:p/>
          </draw:polygon>
          <draw:path draw:style-name="gr28" draw:text-style-name="P18" draw:layer="layout" svg:width="0.167cm" svg:height="0.142cm" svg:x="12.868cm" svg:y="11.142cm" svg:viewBox="0 0 168 143" svg:d="M168 71c0-38-38-71-84-71s-84 33-84 71c0 40 38 72 84 72s84-32 84-72z">
            <text:p/>
          </draw:path>
          <draw:polygon draw:style-name="gr29" draw:text-style-name="P18" draw:layer="layout" svg:width="0.493cm" svg:height="0.414cm" svg:x="12.841cm" svg:y="11.12cm" svg:viewBox="0 0 494 415" draw:points="337,86 394,38 450,83 391,132 412,175 494,175 494,239 412,239 391,283 450,332 394,378 337,328 286,346 286,415 208,415 208,346 157,328 98,378 45,332 103,283 81,239 0,239 0,175 81,175 103,132 45,83 98,38 157,86 208,69 208,0 286,0 286,69">
            <text:p/>
          </draw:polygon>
          <draw:path draw:style-name="gr30" draw:text-style-name="P18" draw:layer="layout" svg:width="0.169cm" svg:height="0.142cm" svg:x="13.004cm" svg:y="11.256cm" svg:viewBox="0 0 170 143" svg:d="M170 71c0-39-38-71-85-71s-85 32-85 71c0 40 38 72 85 72s85-32 85-72z">
            <text:p/>
          </draw:path>
        </draw:g>
        <draw:g draw:name="type-service_0">
          <draw:polygon draw:style-name="gr31" draw:text-style-name="P18" draw:layer="layout" svg:width="0.493cm" svg:height="0.416cm" svg:x="20.235cm" svg:y="11.005cm" svg:viewBox="0 0 494 417" draw:points="337,88 394,38 450,83 391,132 412,175 494,175 494,239 412,239 391,283 450,332 394,377 337,328 284,345 284,417 208,417 208,345 157,328 98,377 45,332 103,283 82,240 0,240 0,175 82,175 103,132 45,83 98,38 157,88 208,69 208,0 284,0 284,69">
            <text:p/>
          </draw:polygon>
          <draw:path draw:style-name="gr32" draw:text-style-name="P18" draw:layer="layout" svg:width="0.167cm" svg:height="0.142cm" svg:x="20.398cm" svg:y="11.142cm" svg:viewBox="0 0 168 143" svg:d="M168 71c0-38-38-71-84-71s-84 33-84 71c0 40 38 72 84 72s84-32 84-72z">
            <text:p/>
          </draw:path>
          <draw:polygon draw:style-name="gr33" draw:text-style-name="P18" draw:layer="layout" svg:width="0.493cm" svg:height="0.414cm" svg:x="20.371cm" svg:y="11.12cm" svg:viewBox="0 0 494 415" draw:points="337,86 394,38 450,83 391,132 412,175 494,175 494,239 412,239 391,283 450,332 394,378 337,328 286,346 286,415 208,415 208,346 157,328 98,378 45,332 103,283 81,239 0,239 0,175 81,175 103,132 45,83 98,38 157,86 208,69 208,0 286,0 286,69">
            <text:p/>
          </draw:polygon>
          <draw:path draw:style-name="gr34" draw:text-style-name="P18" draw:layer="layout" svg:width="0.169cm" svg:height="0.142cm" svg:x="20.534cm" svg:y="11.256cm" svg:viewBox="0 0 170 143" svg:d="M170 71c0-39-38-71-85-71s-85 32-85 71c0 40 38 72 85 72s85-32 85-72z">
            <text:p/>
          </draw:path>
        </draw:g>
        <draw:connector draw:style-name="gr35" draw:text-style-name="P21" draw:layer="layout" svg:x1="13.435cm" svg:y1="10.685cm" svg:x2="16.035cm" svg:y2="10.685cm" draw:start-shape="id1" draw:start-glue-point="7" draw:end-shape="id2" draw:end-glue-point="5" svg:d="M13435 10685h2600" svg:viewBox="0 0 2601 1">
          <text:p text:style-name="P20"><text:span text:style-name="T7"/></text:p>
          <text:p text:style-name="P20"><text:span text:style-name="T7"/></text:p>
        </draw:connector>
        <draw:g>
          <draw:custom-shape draw:style-name="gr36" draw:text-style-name="P19" draw:layer="layout" svg:width="1.219cm" svg:height="0.813cm" svg:x="14.116cm" svg:y="10.235cm">
            <text:p/>
            <draw:enhanced-geometry svg:viewBox="0 0 21600 21600" draw:type="rectangle" draw:enhanced-path="M 0 0 L 21600 0 21600 21600 0 21600 0 0 Z N"/>
          </draw:custom-shape>
          <draw:polygon draw:style-name="gr37" draw:text-style-name="P19" draw:layer="layout" svg:width="1.218cm" svg:height="0.304cm" svg:x="14.116cm" svg:y="10.235cm" svg:viewBox="0 0 1219 305" draw:points="0,0 610,305 1219,0">
            <text:p/>
          </draw:polygon>
        </draw:g>
      </draw:page>
      <draw:page draw:name="page2" draw:style-name="dp1" draw:master-page-name="Padrão">
        <draw:custom-shape draw:style-name="gr38" draw:text-style-name="P22" draw:layer="layout" svg:width="13cm" svg:height="6.6cm" svg:x="5.235cm" svg:y="10.835cm">
          <text:p/>
          <draw:enhanced-geometry svg:viewBox="0 0 21600 21600" draw:type="rectangle" draw:enhanced-path="M 0 0 L 21600 0 21600 21600 0 21600 0 0 Z N"/>
        </draw:custom-shape>
        <draw:custom-shape draw:style-name="gr39" draw:text-style-name="P23" draw:layer="layout" svg:width="6.2cm" svg:height="13.2cm" svg:x="18.735cm" svg:y="4.135cm">
          <text:p/>
          <draw:enhanced-geometry svg:viewBox="0 0 21600 21600" draw:type="rectangle" draw:enhanced-path="M 0 0 L 21600 0 21600 21600 0 21600 0 0 Z N"/>
        </draw:custom-shape>
        <draw:frame draw:style-name="gr40" draw:text-style-name="P12" draw:layer="layout" svg:width="13.416cm" svg:height="1.4cm" svg:x="0.819cm" svg:y="0.835cm">
          <draw:text-box>
            <text:p text:style-name="P11"><text:span text:style-name="T4">Jobs Data Dashboard Project</text:span></text:p>
          </draw:text-box>
        </draw:frame>
        <draw:frame draw:style-name="gr41" draw:text-style-name="P14" draw:layer="layout" svg:width="8.909cm" svg:height="1.216cm" svg:x="0.82cm" svg:y="2.035cm">
          <draw:text-box>
            <text:p><text:span text:style-name="T5">Technology Overview</text:span></text:p>
          </draw:text-box>
        </draw:frame>
        <draw:custom-shape draw:style-name="gr42" draw:text-style-name="P24" draw:layer="layout" svg:width="5cm" svg:height="5.6cm" svg:x="5.885cm" svg:y="4.835cm">
          <text:p text:style-name="P6"><text:span text:style-name="T8">GrabberJob</text:span></text:p>
          <text:p text:style-name="P6"><text:span text:style-name="T3"/></text:p>
          <text:p text:style-name="P6"><text:span text:style-name="T3">AWS EC2</text:span></text:p>
          <text:p text:style-name="P6"><text:span text:style-name="T3">Linux</text:span></text:p>
          <text:p text:style-name="P6"><text:span text:style-name="T3">cron</text:span></text:p>
          <text:p text:style-name="P6"><text:span text:style-name="T3">Pyth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19.335cm" svg:y="4.835cm">
          <text:p text:style-name="P6"><text:span text:style-name="T8">Inbox DB</text:span></text:p>
          <text:p text:style-name="P6"><text:span text:style-name="T3"/></text:p>
          <text:p text:style-name="P6"><text:span text:style-name="T3">Mongo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12.61cm" svg:y="4.835cm">
          <text:p text:style-name="P6"><text:span text:style-name="T8">JobsAnalyzer</text:span></text:p>
          <text:p text:style-name="P6"><text:span text:style-name="T3"/></text:p>
          <text:p text:style-name="P6"><text:span text:style-name="T3">AWS Lambda</text:span></text:p>
          <text:p text:style-name="P6"><text:span text:style-name="T3">Python? 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5.885cm" svg:y="11.335cm">
          <text:p text:style-name="P6"><text:span text:style-name="T8">Micro-Services</text:span></text:p>
          <text:p text:style-name="P6"><text:span text:style-name="T3"/></text:p>
          <text:p text:style-name="P6"><text:span text:style-name="T3">AWS Lambda?</text:span></text:p>
          <text:p text:style-name="P6"><text:span text:style-name="T3">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19.335cm" svg:y="11.335cm">
          <text:p text:style-name="P6"><text:span text:style-name="T8">Analytical DB</text:span></text:p>
          <text:p text:style-name="P6"><text:span text:style-name="T3"/></text:p>
          <text:p text:style-name="P6"><text:span text:style-name="T3">AWS</text:span></text:p>
          <text:p text:style-name="P6"><text:span text:style-name="T3">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12.61cm" svg:y="11.335cm">
          <text:p text:style-name="P6"><text:span text:style-name="T8">Web UI</text:span></text:p>
          <text:p text:style-name="P6"><text:span text:style-name="T3"/></text:p>
          <text:p text:style-name="P6"><text:span text:style-name="T3">AWS EC2?</text:span></text:p>
          <text:p text:style-name="P6"><text:span text:style-name="T3">Linux?</text:span></text:p>
          <text:p text:style-name="P6"><text:span text:style-name="T3">Python?</text:span></text:p>
          <text:p text:style-name="P6"><text:span text:style-name="T3">Flask/Django?</text:span></text:p>
          <text:p text:style-name="P6"><text:span text:style-name="T3">Plotly Da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Computer-Server" draw:style-name="gr44" draw:text-style-name="P26" draw:layer="layout" svg:width="2.342cm" svg:height="5.13cm" svg:x="3.793cm" svg:y="4.805cm">
          <draw:image xlink:href="Pictures/10000201000000A300000165E62D3A98FE4606AB.png" xlink:type="simple" xlink:show="embed" xlink:actuate="onLoad" draw:mime-type="image/png">
            <text:p/>
          </draw:image>
        </draw:frame>
        <draw:frame draw:name="Computer-Cloud" draw:style-name="gr45" draw:text-style-name="P26" draw:layer="layout" svg:width="3.539cm" svg:height="2.862cm" svg:x="13.496cm" svg:y="2.235cm">
          <draw:image xlink:href="Pictures/100002010000016E000001285CFBBC76383D36B1.png" xlink:type="simple" xlink:show="embed" xlink:actuate="onLoad" draw:mime-type="image/png">
            <text:p/>
          </draw:image>
        </draw:frame>
        <draw:frame draw:name="Database_1" draw:style-name="gr46" draw:text-style-name="P26" draw:layer="layout" svg:width="2.942cm" svg:height="2.979cm" svg:x="24.493cm" svg:y="9.556cm">
          <draw:image xlink:href="Pictures/10000201000000EF000000F2ED4F5C8034DAB3A5.png" xlink:type="simple" xlink:show="embed" xlink:actuate="onLoad" draw:mime-type="image/png">
            <text:p/>
          </draw:image>
        </draw:frame>
        <draw:frame draw:name="Computer-Laptop-Silver" draw:style-name="gr47" draw:text-style-name="P26" draw:layer="layout" svg:width="5.4cm" svg:height="3.538cm" svg:x="12.435cm" svg:y="16.635cm">
          <draw:image xlink:href="Pictures/10000201000001B900000121A5EA28A6A3A6564A.png" xlink:type="simple" xlink:show="embed" xlink:actuate="onLoad" draw:mime-type="image/png">
            <text:p/>
          </draw:image>
        </draw:frame>
        <draw:frame draw:name="Computer-Cloud_0" draw:style-name="gr48" draw:text-style-name="P26" draw:layer="layout" svg:width="3.539cm" svg:height="2.862cm" svg:x="6.596cm" svg:y="14.635cm">
          <draw:image xlink:href="Pictures/100002010000016E000001285CFBBC76383D36B1.png" xlink:type="simple" xlink:show="embed" xlink:actuate="onLoad" draw:mime-type="image/png">
            <text:p/>
          </draw:image>
        </draw:frame>
        <draw:path draw:name="Arrow-Sketch-3" draw:style-name="gr49" draw:text-style-name="P27" draw:layer="layout" svg:width="2.099cm" svg:height="0.965cm" svg:x="10.535cm" svg:y="4.369cm" svg:viewBox="0 0 2100 966" svg:d="M2094 742c-59-183-99-391-122-602-7-65-46-115-77-134-23-13-58-9-51 56 16 147 42 294 72 432-7-9-11-18-19-23-109-110-231-175-349-230-178-87-355-148-537-184-185-42-376-51-563-5-149 37-310 115-431 309-3 0-5 4-7 9-45 74 72 253 109 189 112-189 262-263 406-300 175-50 355-36 532-5 171 32 341 93 507 171 68 32 133 69 198 110 59 37 84 51 129 97 6 5 18 14 30 19-75 32-150 73-222 119-30 18 7 115 19 133 23 42 58 79 91 56 86-56 177-97 268-129 24-10 28-51 17-88z">
          <text:p/>
        </draw:path>
        <draw:g draw:name="start-event-message">
          <draw:path draw:style-name="gr50" draw:text-style-name="P28" draw:layer="layout" svg:width="1cm" svg:height="1cm" svg:x="10.934cm" svg:y="3.734cm" svg:viewBox="0 0 1001 1001" svg:d="M1001 500c0-276-225-500-502-500-276 0-499 224-499 500 0 277 223 501 499 501 277 0 502-224 502-501z">
            <text:p/>
          </draw:path>
          <draw:custom-shape draw:style-name="gr51" draw:text-style-name="P29" draw:layer="layout" svg:width="0.6cm" svg:height="0.4cm" svg:x="11.134cm" svg:y="4.028cm">
            <text:p/>
            <draw:enhanced-geometry svg:viewBox="0 0 21600 21600" draw:type="rectangle" draw:enhanced-path="M 0 0 L 21600 0 21600 21600 0 21600 0 0 Z N"/>
          </draw:custom-shape>
          <draw:polygon draw:style-name="gr52" draw:text-style-name="P29" draw:layer="layout" svg:width="0.599cm" svg:height="0.149cm" svg:x="11.134cm" svg:y="4.028cm" svg:viewBox="0 0 600 150" draw:points="0,0 300,150 600,0">
            <text:p/>
          </draw:polygon>
        </draw:g>
        <draw:frame draw:style-name="gr53" draw:text-style-name="P3" draw:layer="layout" svg:width="1.974cm" svg:height="1.974cm" svg:x="9.861cm" svg:y="7.735cm">
          <draw:image xlink:href="Pictures/100005DA000008E3000008E3C8FE499CFB4244B1.svg" xlink:type="simple" xlink:show="embed" xlink:actuate="onLoad" draw:mime-type="image/svg+xml">
            <text:p/>
          </draw:image>
          <draw:image xlink:href="Pictures/10000201000000560000005631B5B9C1B5F1ACDE.png" xlink:type="simple" xlink:show="embed" xlink:actuate="onLoad" draw:mime-type="image/png"/>
        </draw:frame>
        <draw:frame draw:style-name="gr53" draw:text-style-name="P3" draw:layer="layout" svg:width="1.583cm" svg:height="2.144cm" svg:x="5.052cm" svg:y="13.891cm">
          <draw:image xlink:href="Pictures/10000EBF0000161F00001DF5860CF82D505AF03A.svg" xlink:type="simple" xlink:show="embed" xlink:actuate="onLoad" draw:mime-type="image/svg+xml">
            <text:p/>
          </draw:image>
          <draw:image xlink:href="Pictures/10000201000000D60000012273D23056F0B6BC6D.png" xlink:type="simple" xlink:show="embed" xlink:actuate="onLoad" draw:mime-type="image/png"/>
        </draw:frame>
      </draw:page>
      <draw:page draw:name="page3" draw:style-name="dp1" draw:master-page-name="Padrão">
        <draw:g draw:name="group">
          <draw:g>
            <draw:polygon draw:style-name="gr54" draw:text-style-name="P28" draw:layer="layout" svg:width="1.454cm" svg:height="0.567cm" svg:x="19.956cm" svg:y="16.467cm" svg:viewBox="0 0 1455 568" draw:points="0,568 1455,568 1455,0 0,0">
              <text:p/>
            </draw:polygon>
            <draw:line draw:style-name="gr55" draw:text-style-name="P28" draw:layer="layout" svg:x1="20.681cm" svg:y1="16.607cm" svg:x2="20.681cm" svg:y2="16.89cm">
              <text:p/>
            </draw:line>
            <draw:line draw:style-name="gr56" draw:text-style-name="P28" draw:layer="layout" svg:x1="20.321cm" svg:y1="16.75cm" svg:x2="21.046cm" svg:y2="16.75cm">
              <text:p/>
            </draw:line>
          </draw:g>
          <draw:path draw:style-name="gr57" draw:text-style-name="P30" draw:layer="layout" svg:width="8.699cm" svg:height="2.599cm" svg:x="16.335cm" svg:y="14.435cm" svg:viewBox="0 0 8700 2600" svg:d="M632 2600h7433c351 0 635-127 635-283v-2034c0-156-284-283-635-283h-7433c-351 0-632 127-632 283v2034c0 156 281 283 632 283z">
            <text:p/>
          </draw:path>
        </draw:g>
        <draw:custom-shape draw:style-name="gr58" draw:text-style-name="P31" draw:layer="layout" svg:width="4cm" svg:height="5.187cm" svg:x="8.935cm" svg:y="11.435cm">
          <text:p/>
          <draw:enhanced-geometry svg:viewBox="0 0 21600 21600" draw:type="rectangle" draw:enhanced-path="M 0 0 L 21600 0 21600 21600 0 21600 0 0 Z N"/>
        </draw:custom-shape>
        <draw:frame draw:style-name="gr59" draw:text-style-name="P12" draw:layer="layout" svg:width="11.916cm" svg:height="1.216cm" svg:x="0.819cm" svg:y="0.835cm">
          <draw:text-box>
            <text:p text:style-name="P11"><text:span text:style-name="T4">Jobs Data Dashboard Project</text:span></text:p>
          </draw:text-box>
        </draw:frame>
        <draw:frame draw:style-name="gr60" draw:text-style-name="P14" draw:layer="layout" svg:width="10.776cm" svg:height="1.216cm" svg:x="0.82cm" svg:y="2.035cm">
          <draw:text-box>
            <text:p><text:span text:style-name="T5">GrabberJob Class Diagram</text:span></text:p>
          </draw:text-box>
        </draw:frame>
        <draw:custom-shape draw:name="ClassName" draw:style-name="gr61" draw:text-style-name="P33" xml:id="id3" draw:id="id3" draw:layer="layout" svg:width="4cm" svg:height="1.62cm" svg:x="21.977cm" svg:y="5.135cm">
          <text:p text:style-name="P32"><text:span text:style-name="T9">DataGrabber</text:span></text:p>
          <draw:enhanced-geometry svg:viewBox="0 0 1000 404" draw:text-areas="0 0 1000 404" draw:type="NonPrimitive" draw:enhanced-path="M 1000 404 L 1000 0 0 0 0 404 Z"/>
        </draw:custom-shape>
        <draw:custom-shape draw:name="ClassName_0" draw:style-name="gr62" draw:text-style-name="P33" xml:id="id4" draw:id="id4" draw:layer="layout" svg:width="4cm" svg:height="1.62cm" svg:x="19.627cm" svg:y="9.025cm">
          <text:p text:style-name="P32"><text:span text:style-name="T9">MuseDataGrabber</text:span></text:p>
          <draw:enhanced-geometry svg:viewBox="0 0 1000 404" draw:text-areas="0 0 1000 404" draw:type="NonPrimitive" draw:enhanced-path="M 1000 404 L 1000 0 0 0 0 404 Z"/>
        </draw:custom-shape>
        <draw:connector draw:style-name="gr63" draw:text-style-name="P34" draw:layer="layout" svg:x1="23.977cm" svg:y1="6.755cm" svg:x2="21.627cm" svg:y2="9.025cm" draw:start-shape="id3" draw:end-shape="id4" draw:end-glue-point="0" svg:d="M23977 6755v1136h-2350v1134" svg:viewBox="0 0 2351 2271">
          <text:p/>
        </draw:connector>
        <draw:custom-shape draw:name="ClassName_1" draw:style-name="gr64" draw:text-style-name="P33" xml:id="id5" draw:id="id5" draw:layer="layout" svg:width="4cm" svg:height="1.62cm" svg:x="24.327cm" svg:y="9.025cm">
          <text:p text:style-name="P32"><text:span text:style-name="T9">JoobleDataGrabber</text:span></text:p>
          <draw:enhanced-geometry svg:viewBox="0 0 1000 404" draw:text-areas="0 0 1000 404" draw:type="NonPrimitive" draw:enhanced-path="M 1000 404 L 1000 0 0 0 0 404 Z"/>
        </draw:custom-shape>
        <draw:connector draw:style-name="gr65" draw:text-style-name="P34" draw:layer="layout" svg:x1="23.977cm" svg:y1="6.755cm" svg:x2="26.327cm" svg:y2="9.025cm" draw:start-shape="id3" draw:start-glue-point="2" draw:end-shape="id5" draw:end-glue-point="0" svg:d="M23977 6755v1136h2350v1134" svg:viewBox="0 0 2351 2271">
          <text:p/>
        </draw:connector>
        <draw:connector draw:style-name="gr66" draw:text-style-name="P34" draw:layer="layout" svg:x1="21.977cm" svg:y1="5.945cm" svg:x2="15.535cm" svg:y2="5.945cm" draw:start-shape="id3" draw:start-glue-point="3" draw:end-shape="id6" draw:end-glue-point="1" svg:d="M21977 5945h-6442" svg:viewBox="0 0 6443 1">
          <text:p/>
        </draw:connector>
        <draw:custom-shape draw:name="ClassName_2" draw:style-name="gr67" draw:text-style-name="P33" xml:id="id6" draw:id="id6" draw:layer="layout" svg:width="4cm" svg:height="1.62cm" svg:x="11.535cm" svg:y="5.135cm">
          <text:p text:style-name="P32"><text:span text:style-name="T9">GrabberJob</text:span></text:p>
          <draw:enhanced-geometry svg:viewBox="0 0 1000 404" draw:text-areas="0 0 1000 404" draw:type="NonPrimitive" draw:enhanced-path="M 1000 404 L 1000 0 0 0 0 404 Z"/>
        </draw:custom-shape>
        <draw:custom-shape draw:name="ClassName_3" draw:style-name="gr68" draw:text-style-name="P33" xml:id="id7" draw:id="id7" draw:layer="layout" svg:width="4cm" svg:height="1.62cm" svg:x="2.935cm" svg:y="5.135cm">
          <text:p text:style-name="P32"><text:span text:style-name="T9">JSPConfig</text:span></text:p>
          <draw:enhanced-geometry svg:viewBox="0 0 1000 404" draw:text-areas="0 0 1000 404" draw:type="NonPrimitive" draw:enhanced-path="M 1000 404 L 1000 0 0 0 0 404 Z"/>
        </draw:custom-shape>
        <draw:custom-shape draw:name="ClassName_4" draw:style-name="gr69" draw:text-style-name="P33" xml:id="id8" draw:id="id8" draw:layer="layout" svg:width="4cm" svg:height="1.62cm" svg:x="11.535cm" svg:y="9.025cm">
          <text:p text:style-name="P32"><text:span text:style-name="T9">DataStore</text:span></text:p>
          <draw:enhanced-geometry svg:viewBox="0 0 1000 404" draw:text-areas="0 0 1000 404" draw:type="NonPrimitive" draw:enhanced-path="M 1000 404 L 1000 0 0 0 0 404 Z"/>
        </draw:custom-shape>
        <draw:frame draw:style-name="gr70" draw:text-style-name="P35" draw:layer="layout" svg:width="2.094cm" svg:height="0.602cm" svg:x="22.93cm" svg:y="5.144cm">
          <draw:text-box>
            <text:p text:style-name="P3"><text:span text:style-name="T10">&lt;interface&gt;</text:span></text:p>
          </draw:text-box>
        </draw:frame>
        <draw:connector draw:style-name="gr71" draw:text-style-name="P34" draw:layer="layout" svg:x1="6.935cm" svg:y1="5.945cm" svg:x2="11.535cm" svg:y2="5.945cm" draw:start-shape="id7" draw:start-glue-point="1" draw:end-shape="id6" draw:end-glue-point="3" svg:d="M6935 5945h4600" svg:viewBox="0 0 4601 1">
          <text:p/>
        </draw:connector>
        <draw:g draw:name="data-store" xml:id="id9" draw:id="id9">
          <draw:path draw:style-name="gr72" draw:text-style-name="P36" draw:layer="layout" svg:width="1.749cm" svg:height="1.499cm" svg:x="12.66cm" svg:y="17.635cm" svg:viewBox="0 0 1750 1500" svg:d="M0 212v1078c0 116 391 210 875 210 483 0 875-94 875-210v-1078c0-117-392-212-875-212-484 0-875 95-875 212z">
            <text:p text:style-name="P20"><text:span text:style-name="T6"/></text:p>
            <text:p text:style-name="P20"><text:span text:style-name="T6"/></text:p>
          </draw:path>
          <draw:path draw:style-name="gr73" draw:text-style-name="P18" draw:layer="layout" svg:width="1.749cm" svg:height="0.378cm" svg:x="12.66cm" svg:y="17.885cm" svg:viewBox="0 0 1750 379" svg:d="M0 0c0 106 391 190 875 190 483 0 875-84 875-190M0 96c0 104 391 188 875 188 483 0 875-84 875-188M0 190c0 105 391 189 875 189 483 0 875-84 875-189">
            <text:p/>
          </draw:path>
        </draw:g>
        <draw:connector draw:style-name="gr74" draw:text-style-name="P34" draw:layer="layout" svg:x1="13.535cm" svg:y1="9.025cm" svg:x2="13.535cm" svg:y2="6.755cm" draw:start-shape="id8" draw:start-glue-point="0" draw:end-shape="id6" draw:end-glue-point="2" svg:d="M13535 9025v-2270" svg:viewBox="0 0 1 2271">
          <text:p/>
        </draw:connector>
        <draw:connector draw:style-name="gr75" draw:text-style-name="P5" draw:layer="layout" draw:type="line" svg:x1="13.535cm" svg:y1="10.645cm" svg:x2="13.535cm" svg:y2="17.635cm" draw:start-shape="id8" draw:start-glue-point="2" draw:end-shape="id9" draw:end-glue-point="0" svg:d="M13535 10645v6990" svg:viewBox="0 0 1 6991">
          <text:p/>
        </draw:connector>
        <draw:custom-shape draw:style-name="gr76" draw:text-style-name="P31" draw:layer="layout" svg:width="4cm" svg:height="5.186cm" svg:x="9.035cm" svg:y="11.542cm">
          <text:p/>
          <draw:enhanced-geometry svg:viewBox="0 0 21600 21600" draw:type="rectangle" draw:enhanced-path="M 0 0 L 21600 0 21600 21600 0 21600 0 0 Z N"/>
        </draw:custom-shape>
        <draw:custom-shape draw:style-name="gr58" draw:text-style-name="P31" draw:layer="layout" svg:width="4cm" svg:height="5.187cm" svg:x="9.135cm" svg:y="11.648cm">
          <text:p/>
          <draw:enhanced-geometry svg:viewBox="0 0 21600 21600" draw:type="rectangle" draw:enhanced-path="M 0 0 L 21600 0 21600 21600 0 21600 0 0 Z N"/>
        </draw:custom-shape>
        <draw:g>
          <draw:custom-shape draw:name="ClassName_5" draw:style-name="gr77" draw:text-style-name="P37" draw:layer="layout" svg:width="4cm" svg:height="0.69cm" svg:x="9.235cm" svg:y="11.735cm">
            <text:p text:style-name="P32"><text:span text:style-name="T9">Job</text:span></text:p>
            <draw:enhanced-geometry svg:viewBox="0 0 1000 404" draw:text-areas="0 0 1000 404" draw:type="NonPrimitive" draw:enhanced-path="M 1000 404 L 1000 0 0 0 0 404 Z"/>
          </draw:custom-shape>
          <draw:frame draw:style-name="gr78" draw:text-style-name="P39" draw:layer="layout" svg:width="4cm" svg:height="4.523cm" svg:x="9.235cm" svg:y="12.434cm">
            <draw:text-box>
              <text:list text:style-name="L3">
                <text:list-item>
                  <text:p text:style-name="P38"><text:span text:style-name="T11">_id</text:span></text:p>
                </text:list-item>
                <text:list-item>
                  <text:p text:style-name="P38"><text:span text:style-name="T11">name</text:span></text:p>
                </text:list-item>
                <text:list-item>
                  <text:p text:style-name="P38"><text:span text:style-name="T11">date</text:span></text:p>
                </text:list-item>
                <text:list-item>
                  <text:p text:style-name="P38"><text:span text:style-name="T11">location</text:span></text:p>
                </text:list-item>
                <text:list-item>
                  <text:p text:style-name="P38"><text:span text:style-name="T11">level</text:span></text:p>
                </text:list-item>
                <text:list-item>
                  <text:p text:style-name="P38"><text:span text:style-name="T11">url</text:span></text:p>
                </text:list-item>
                <text:list-item>
                  <text:p text:style-name="P38"><text:span text:style-name="T11">company</text:span></text:p>
                </text:list-item>
                <text:list-item>
                  <text:p text:style-name="P38"><text:span text:style-name="T11">category</text:span></text:p>
                </text:list-item>
                <text:list-item>
                  <text:p text:style-name="P38"><text:span text:style-name="T11">type</text:span></text:p>
                </text:list-item>
                <text:list-item>
                  <text:p text:style-name="P38"><text:span text:style-name="T11">sal_min=0</text:span></text:p>
                </text:list-item>
                <text:list-item>
                  <text:p text:style-name="P38"><text:span text:style-name="T11">sal_max=0</text:span></text:p>
                </text:list-item>
                <text:list-item>
                  <text:p text:style-name="P38"><text:span text:style-name="T11">source</text:span></text:p>
                </text:list-item>
              </text:list>
            </draw:text-box>
          </draw:frame>
        </draw:g>
        <draw:custom-shape draw:style-name="gr79" draw:text-style-name="P41" xml:id="id10" draw:id="id10" draw:layer="layout" svg:width="1.2cm" svg:height="3cm" svg:x="17.035cm" svg:y="10.435cm">
          <text:p text:style-name="P40"><text:span text:style-name="T12">SQS</text:span></text:p>
          <draw:enhanced-geometry svg:viewBox="0 0 88 21600" draw:glue-points="44 ?f6 44 0 0 10800 44 21600 88 10800" draw:text-areas="0 ?f6 88 ?f3" draw:type="can" draw:modifiers="4923.158947017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0" draw:text-style-name="P21" draw:layer="layout" draw:line-skew="-1.061cm" svg:x1="13.535cm" svg:y1="6.755cm" svg:x2="17.635cm" svg:y2="10.435cm" draw:start-shape="id6" draw:start-glue-point="2" draw:end-shape="id10" draw:end-glue-point="5" svg:d="M13535 6755v780h4100v2900" svg:viewBox="0 0 4101 3681">
          <text:p text:style-name="P20"><text:span text:style-name="T7"/></text:p>
          <text:p text:style-name="P20"><text:span text:style-name="T7"/></text:p>
        </draw:connector>
        <draw:g>
          <draw:custom-shape draw:style-name="gr81" draw:text-style-name="P19" draw:layer="layout" svg:width="1.219cm" svg:height="0.813cm" svg:x="17.016cm" svg:y="8.922cm">
            <text:p/>
            <draw:enhanced-geometry svg:viewBox="0 0 21600 21600" draw:type="rectangle" draw:enhanced-path="M 0 0 L 21600 0 21600 21600 0 21600 0 0 Z N"/>
          </draw:custom-shape>
          <draw:polygon draw:style-name="gr82" draw:text-style-name="P19" draw:layer="layout" svg:width="1.218cm" svg:height="0.304cm" svg:x="17.016cm" svg:y="8.922cm" svg:viewBox="0 0 1219 305" draw:points="0,0 610,305 1219,0">
            <text:p/>
          </draw:polygon>
        </draw:g>
        <draw:custom-shape draw:name="ClassName_6" draw:style-name="gr83" draw:text-style-name="P33" xml:id="id11" draw:id="id11" draw:layer="layout" svg:width="4cm" svg:height="1.62cm" svg:x="20.035cm" svg:y="14.935cm">
          <text:p text:style-name="P32"><text:span text:style-name="T9">DataAnalyzer</text:span></text:p>
          <draw:enhanced-geometry svg:viewBox="0 0 1000 404" draw:text-areas="0 0 1000 404" draw:type="NonPrimitive" draw:enhanced-path="M 1000 404 L 1000 0 0 0 0 404 Z"/>
        </draw:custom-shape>
        <draw:connector draw:style-name="gr84" draw:text-style-name="P21" draw:layer="layout" svg:x1="17.635cm" svg:y1="13.435cm" svg:x2="20.035cm" svg:y2="15.745cm" draw:start-shape="id10" draw:start-glue-point="7" draw:end-shape="id11" draw:end-glue-point="3" svg:d="M17635 13435v2310h2400" svg:viewBox="0 0 2401 2311">
          <text:p text:style-name="P20"><text:span text:style-name="T7"/></text:p>
          <text:p text:style-name="P20"><text:span text:style-name="T7"/></text:p>
        </draw:connector>
        <draw:g>
          <draw:custom-shape draw:style-name="gr85" draw:text-style-name="P19" draw:layer="layout" svg:width="1.219cm" svg:height="0.813cm" svg:x="17.135cm" svg:y="15.322cm">
            <text:p/>
            <draw:enhanced-geometry svg:viewBox="0 0 21600 21600" draw:type="rectangle" draw:enhanced-path="M 0 0 L 21600 0 21600 21600 0 21600 0 0 Z N"/>
          </draw:custom-shape>
          <draw:polygon draw:style-name="gr86" draw:text-style-name="P19" draw:layer="layout" svg:width="1.218cm" svg:height="0.304cm" svg:x="17.135cm" svg:y="15.322cm" svg:viewBox="0 0 1219 305" draw:points="0,0 610,305 1219,0">
            <text:p/>
          </draw:polygon>
        </draw:g>
      </draw:page>
      <draw:page draw:name="page4" draw:style-name="dp1" draw:master-page-name="Padrão">
        <draw:custom-shape draw:style-name="gr87" draw:text-style-name="P42" draw:layer="layout" svg:width="5.1cm" svg:height="4.7cm" svg:x="11.935cm" svg:y="15.035cm">
          <text:p text:style-name="P3">Lambd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8" draw:text-style-name="P12" draw:layer="layout" svg:width="11.916cm" svg:height="1.216cm" svg:x="0.819cm" svg:y="0.835cm">
          <draw:text-box>
            <text:p text:style-name="P11"><text:span text:style-name="T4">Jobs Data Dashboard Project</text:span></text:p>
          </draw:text-box>
        </draw:frame>
        <draw:frame draw:style-name="gr60" draw:text-style-name="P14" draw:layer="layout" svg:width="10.776cm" svg:height="1.216cm" svg:x="0.82cm" svg:y="2.035cm">
          <draw:text-box>
            <text:p><text:span text:style-name="T5">Logging System</text:span></text:p>
          </draw:text-box>
        </draw:frame>
        <draw:frame draw:name="Database_2" draw:style-name="gr89" draw:text-style-name="P26" draw:layer="layout" svg:width="2.942cm" svg:height="2.979cm" svg:x="20.793cm" svg:y="15.735cm">
          <draw:image xlink:href="Pictures/10000201000000EF000000F2ED4F5C8034DAB3A5.png" xlink:type="simple" xlink:show="embed" xlink:actuate="onLoad" draw:mime-type="image/png">
            <text:p text:style-name="P43">MongoDB</text:p>
            <text:p text:style-name="P43">jddlog</text:p>
          </draw:image>
        </draw:frame>
        <draw:frame draw:style-name="gr53" draw:text-style-name="P3" draw:layer="layout" svg:width="1.974cm" svg:height="1.974cm" svg:x="5.935cm" svg:y="7.961cm">
          <draw:image xlink:href="Pictures/100005DA000008E3000008E3C8FE499CFB4244B1.svg" xlink:type="simple" xlink:show="embed" xlink:actuate="onLoad" draw:mime-type="image/svg+xml">
            <text:p/>
          </draw:image>
          <draw:image xlink:href="Pictures/10000201000000560000005631B5B9C1B5F1ACDE.png" xlink:type="simple" xlink:show="embed" xlink:actuate="onLoad" draw:mime-type="image/png"/>
        </draw:frame>
        <draw:frame draw:style-name="gr53" draw:text-style-name="P3" draw:layer="layout" svg:width="1.583cm" svg:height="2.144cm" svg:x="13.635cm" svg:y="16.691cm">
          <draw:image xlink:href="Pictures/10000EBF0000161F00001DF5860CF82D505AF03A.svg" xlink:type="simple" xlink:show="embed" xlink:actuate="onLoad" draw:mime-type="image/svg+xml">
            <text:p/>
          </draw:image>
          <draw:image xlink:href="Pictures/10000201000000D60000012273D23056F0B6BC6D.png" xlink:type="simple" xlink:show="embed" xlink:actuate="onLoad" draw:mime-type="image/png"/>
        </draw:frame>
        <draw:custom-shape draw:style-name="gr90" draw:text-style-name="P41" draw:layer="layout" svg:width="1.2cm" svg:height="3cm" draw:transform="rotate (0.445582558034152) translate (10.935cm 10.752cm)">
          <text:p text:style-name="P40"><text:span text:style-name="T12">SQS</text:span></text:p>
          <draw:enhanced-geometry svg:viewBox="0 0 88 21600" draw:glue-points="44 ?f6 44 0 0 10800 44 21600 88 10800" draw:text-areas="0 ?f6 88 ?f3" draw:type="can" draw:modifiers="5455.781406197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3" draw:text-style-name="P3" draw:layer="layout" svg:width="1.583cm" svg:height="2.144cm" svg:x="10.835cm" svg:y="3.935cm">
          <draw:image xlink:href="Pictures/10000EBF0000161F00001DF5860CF82D505AF03A.svg" xlink:type="simple" xlink:show="embed" xlink:actuate="onLoad" draw:mime-type="image/svg+xml">
            <text:p/>
          </draw:image>
          <draw:image xlink:href="Pictures/10000201000000D60000012273D23056F0B6BC6D.png" xlink:type="simple" xlink:show="embed" xlink:actuate="onLoad" draw:mime-type="image/png"/>
        </draw:frame>
        <draw:g draw:name="pen-arrow-left_0">
          <draw:path draw:style-name="gr91" draw:text-style-name="P44" draw:layer="layout" svg:width="2.405cm" svg:height="0.275cm" draw:transform="rotate (1.54548905264098) translate (11.6013890049691cm 9.52131927944295cm)" svg:viewBox="0 0 2406 276" svg:d="M2406 75l-1 1c-473 9-1636 48-2367-76-9 50-26 128-38 185 730-2 1654-29 2348 91 16-40 51-170 58-200z">
            <text:p/>
          </draw:path>
          <draw:path draw:style-name="gr92" draw:text-style-name="P44" draw:layer="layout" svg:width="1.266cm" svg:height="1.266cm" draw:transform="rotate (1.54548905264098) translate (11.0027781696537cm 10.216483315124cm)" svg:viewBox="0 0 1267 1267" svg:d="M339 694c284-142 641-339 862-491 28-65 46-146 66-203-407 395-999 517-1196 572-19 51-47 117-71 160 433 99 804 338 1182 535 26-61 53-129 79-194-310-141-632-248-922-379z">
            <text:p/>
          </draw:path>
        </draw:g>
        <draw:g draw:name="pen-arrow-left_1">
          <draw:g>
            <draw:path draw:style-name="gr93" draw:text-style-name="P44" draw:layer="layout" svg:width="2.405cm" svg:height="0.275cm" draw:transform="rotate (2.80264971285249) translate (10.3788408350273cm 10.3722074136072cm)" svg:viewBox="0 0 2406 276" svg:d="M2406 75l-1 1c-473 9-1636 48-2367-76-9 50-26 128-38 185 730-2 1654-29 2348 91 16-40 51-170 58-200z">
              <text:p/>
            </draw:path>
            <draw:path draw:style-name="gr94" draw:text-style-name="P44" draw:layer="layout" svg:width="1.266cm" svg:height="1.266cm" draw:transform="rotate (2.80264971285249) translate (10.8554107042685cm 11.1560882262267cm)" svg:viewBox="0 0 1267 1267" svg:d="M339 694c284-142 641-339 862-491 28-65 46-146 66-203-407 395-999 517-1196 572-19 51-47 117-71 160 433 99 804 338 1182 535 26-61 53-129 79-194-310-141-632-248-922-379z">
              <text:p/>
            </draw:path>
          </draw:g>
          <draw:path draw:name="pen-curved-arrow_0" draw:style-name="gr95" draw:text-style-name="P44" draw:layer="layout" svg:width="2.707cm" svg:height="2.409cm" draw:transform="skewX (0.133168621927167) rotate (0.282568805897882) translate (12.1361623323083cm 13.2442848641812cm)" svg:viewBox="0 0 2708 2410" svg:d="M1880 1570c-6-13-94-235-96-238-1-4 440 579 548 706 32-752-96-1159-92-1153 11 21 125 169 201 956 5-24 154-801 154-804 4 9 113 282 113 285s-218 1087-219 1088c-70-113-598-810-609-840zM0 2017c1-15 20-730 53-939 69-591 342-1146 1019-1071 971 136 1175 892 1169 880-65-127-326-391-835-591-1162-364-1244 647-1294 1326-6 111 3 676 3 676-1 1-96-234-115-281z">
            <text:p/>
          </draw:path>
          <draw:g>
            <draw:path draw:style-name="gr96" draw:text-style-name="P44" draw:layer="layout" svg:width="2.405cm" svg:height="0.275cm" draw:transform="rotate (3.10057741616793) translate (19.8188502285651cm 17.1406336247278cm)" svg:viewBox="0 0 2406 276" svg:d="M2406 75l-1 1c-473 9-1636 48-2367-76-9 50-26 128-38 185 730-2 1654-29 2348 91 16-40 51-170 58-200z">
              <text:p/>
            </draw:path>
            <draw:path draw:style-name="gr97" draw:text-style-name="P44" draw:layer="layout" svg:width="1.266cm" svg:height="1.266cm" draw:transform="rotate (3.10057741616793) translate (20.5045259332477cm 17.7500897730023cm)" svg:viewBox="0 0 1267 1267" svg:d="M339 694c284-142 641-339 862-491 28-65 46-146 66-203-407 395-999 517-1196 572-19 51-47 117-71 160 433 99 804 338 1182 535 26-61 53-129 79-194-310-141-632-248-922-379z">
              <text:p/>
            </draw:path>
          </draw:g>
        </draw:g>
        <draw:frame draw:name="Computer-Laptop-Silver_0" draw:style-name="gr98" draw:text-style-name="P26" draw:layer="layout" svg:width="5.4cm" svg:height="3.538cm" svg:x="19.435cm" svg:y="8.435cm">
          <draw:image xlink:href="Pictures/10000201000001B900000121A5EA28A6A3A6564A.png" xlink:type="simple" xlink:show="embed" xlink:actuate="onLoad" draw:mime-type="image/png">
            <text:p/>
          </draw:image>
        </draw:frame>
        <draw:polygon draw:name="left-point-arrow" draw:style-name="gr99" draw:text-style-name="P45" draw:layer="layout" svg:width="3.725cm" svg:height="1.862cm" draw:transform="rotate (-1.5707963267949) translate (23.098cm 11.909cm)" svg:viewBox="0 0 3726 1863" draw:points="0,932 1016,1863 1016,1397 3726,932 1016,466 1016,0">
          <text:p/>
        </draw:polygon>
        <draw:frame draw:style-name="gr53" draw:text-style-name="P3" draw:layer="layout" svg:width="1.974cm" svg:height="1.974cm" svg:x="22.635cm" svg:y="12.935cm">
          <draw:image xlink:href="Pictures/100005DA000008E3000008E3C8FE499CFB4244B1.svg" xlink:type="simple" xlink:show="embed" xlink:actuate="onLoad" draw:mime-type="image/svg+xml">
            <text:p/>
          </draw:image>
          <draw:image xlink:href="Pictures/10000201000000560000005631B5B9C1B5F1ACDE.png" xlink:type="simple" xlink:show="embed" xlink:actuate="onLoad" draw:mime-type="image/png"/>
        </draw:frame>
        <draw:frame draw:style-name="gr100" draw:text-style-name="P47" draw:layer="layout" svg:width="3.643cm" svg:height="0.806cm" svg:x="5.092cm" svg:y="10.035cm">
          <draw:text-box>
            <text:p text:style-name="P46"><text:span text:style-name="T13">JDDLogger.py</text:span></text:p>
          </draw:text-box>
        </draw:frame>
        <draw:frame draw:style-name="gr101" draw:text-style-name="P47" draw:layer="layout" svg:width="4.028cm" svg:height="0.806cm" svg:x="9.835cm" svg:y="6.235cm">
          <draw:text-box>
            <text:p text:style-name="P46"><text:span text:style-name="T13">JDDLogger.jav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pitch="variable"/>
    <style:font-face style:name="Linux Biolinum G1" svg:font-family="'Linux Biolinum G'" style:font-pitch="variable"/>
    <style:font-face style:name="Linux Biolinum G" svg:font-family="'Linux Biolinum G'" style:font-adornments="Negrito" style:font-pitch="variable"/>
    <style:font-face style:name="Lucida Sans1" svg:font-family="'Lucida Sans'" style:font-pitch="variable"/>
    <style:font-face style:name="Microsoft YaHei1" svg:font-family="'Microsoft YaHei'" style:font-pitch="variable"/>
    <style:font-face style:name="Tahoma" svg:font-family="Tahoma"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Light" svg:font-family="'Calibri Light'"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gradient draw:name="Teal_20_to_20_Blue" draw:display-name="Teal to Blue" draw:style="linear" draw:start-color="#50938a" draw:end-color="#5983b0" draw:start-intensity="100%" draw:end-intensity="100%" draw:angle="300deg"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heads_20_1" draw:display-name="Arrowheads 1" svg:viewBox="0 0 20 20" svg:d="M0 20l10-20 10 20z"/>
    <draw:marker draw:name="Arrowheads_20_17" draw:display-name="Arrowheads 17"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18" draw:display-name="Arrowheads 18" svg:viewBox="0 0 3000 3000" svg:d="M1500 0l1500 3000h-3000zM1500 447l-1176 2353h2353z"/>
    <draw:marker draw:name="StrokedHalfCircle" svg:viewBox="0 0 100 50" svg:d="M100 0v4l-1 5-1 4-1 4-2 4-2 4-2 4-3 3-3 3-3 3-3 3-4 2-4 2-4 2-4 1-4 1-5 1h-4-4l-5-1-4-1-4-1-4-2-4-2-4-2-3-3-3-3-3-3-3-3-2-4-2-4-2-4-1-4-1-4-1-5v-4h3v4l1 4 1 4 1 4 1 4 2 4 2 3 3 3 3 3 3 3 3 3 3 2 4 2 4 1 4 1 4 1 4 1h4 4l4-1 4-1 4-1 4-1 4-2 3-2 3-3 3-3 3-3 3-3 2-3 2-4 1-4 1-4 1-4 1-4v-4"/>
    <draw:marker draw:name="StrokedTriangle" svg:viewBox="0 0 100 100" svg:d="M0 100l50-100 50 96h-4l-46-92-46 92h96v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1100%" draw:dots2="1" draw:dots2-length="100%" draw:distance="500%"/>
    <draw:stroke-dash draw:name="UML_20_Dash" draw:display-name="UML Dash"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20T18:43:01.323000000</meta:creation-date>
    <dc:date>2021-05-06T19:55:06.222000000</dc:date>
    <meta:editing-duration>PT9H29M14S</meta:editing-duration>
    <meta:editing-cycles>22</meta:editing-cycles>
    <meta:generator>LibreOffice/7.1.2.2$Windows_X86_64 LibreOffice_project/8a45595d069ef5570103caea1b71cc9d82b2aae4</meta:generator>
    <meta:document-statistic meta:object-count="141"/>
  </office:meta>
</office:document-meta>
</file>